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/>
    <style:font-face style:name="StarSymbol" svg:font-family="StarSymbol"/>
    <style:font-face style:name="Courier New1" svg:font-family="'Courier New'" style:font-adornments="Standard" style:font-family-generic="modern" style:font-pitch="fixed"/>
    <style:font-face style:name="Courier New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0.636cm" style:rel-column-width="5392*"/>
    </style:style>
    <style:style style:name="Tabelle1.B" style:family="table-column">
      <style:table-column-properties style:column-width="8.364cm" style:rel-column-width="4240*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9.001cm" fo:margin-top="0cm" fo:margin-bottom="0cm" table:align="margins" fo:background-color="transparent" style:writing-mode="lr-tb">
        <style:background-image/>
      </style:table-properties>
    </style:style>
    <style:style style:name="Tabelle2.A" style:family="table-column">
      <style:table-column-properties style:column-width="4.48cm" style:rel-column-width="15455*"/>
    </style:style>
    <style:style style:name="Tabelle2.B" style:family="table-column">
      <style:table-column-properties style:column-width="1.995cm" style:rel-column-width="6881*"/>
    </style:style>
    <style:style style:name="Tabelle2.C" style:family="table-column">
      <style:table-column-properties style:column-width="2.346cm" style:rel-column-width="8091*"/>
    </style:style>
    <style:style style:name="Tabelle2.D" style:family="table-column">
      <style:table-column-properties style:column-width="4.927cm" style:rel-column-width="16992*"/>
    </style:style>
    <style:style style:name="Tabelle2.E" style:family="table-column">
      <style:table-column-properties style:column-width="5.253cm" style:rel-column-width="18116*"/>
    </style:style>
    <style:style style:name="Tabelle2.1" style:family="table-row">
      <style:table-row-properties style:min-row-height="0.693cm" fo:background-color="transparent" fo:keep-together="always">
        <style:background-image/>
      </style:table-row-properties>
    </style:style>
    <style:style style:name="Tabelle2.A1" style:family="table-cell">
      <style:table-cell-properties fo:padding-left="0.141cm" fo:padding-right="0.141cm" fo:padding-top="0cm" fo:padding-bottom="0cm" fo:border-left="0.75pt solid #000000" fo:border-right="none" fo:border-top="0.75pt solid #000000" fo:border-bottom="0.75pt solid #000000"/>
    </style:style>
    <style:style style:name="Tabelle2.E1" style:family="table-cell">
      <style:table-cell-properties fo:padding-left="0.141cm" fo:padding-right="0.141cm" fo:padding-top="0cm" fo:padding-bottom="0cm" fo:border="0.75pt solid #000000"/>
    </style:style>
    <style:style style:name="Tabelle2.2" style:family="table-row">
      <style:table-row-properties fo:keep-together="always"/>
    </style:style>
    <style:style style:name="Tabelle2.A2" style:family="table-cell">
      <style:table-cell-properties fo:padding-left="0.141cm" fo:padding-right="0.141cm" fo:padding-top="0cm" fo:padding-bottom="0cm" fo:border-left="0.75pt solid #000000" fo:border-right="none" fo:border-top="none" fo:border-bottom="none"/>
    </style:style>
    <style:style style:name="Tabelle2.E2" style:family="table-cell">
      <style:table-cell-properties fo:padding-left="0.141cm" fo:padding-right="0.141cm" fo:padding-top="0cm" fo:padding-bottom="0cm" fo:border-left="0.75pt solid #000000" fo:border-right="0.75pt solid #000000" fo:border-top="none" fo:border-bottom="none"/>
    </style:style>
    <style:style style:name="Tabelle2.3" style:family="table-row">
      <style:table-row-properties style:min-row-height="0.42cm" fo:keep-together="always"/>
    </style:style>
    <style:style style:name="Tabelle2.A3" style:family="table-cell">
      <style:table-cell-properties fo:padding-left="0.141cm" fo:padding-right="0.141cm" fo:padding-top="0cm" fo:padding-bottom="0cm" fo:border-left="0.75pt solid #000000" fo:border-right="0.75pt solid #000000" fo:border-top="none" fo:border-bottom="0.75pt solid #000000"/>
    </style:style>
    <style:style style:name="Tabelle2.4" style:family="table-row">
      <style:table-row-properties fo:keep-together="always"/>
    </style:style>
    <style:style style:name="Tabelle2.5" style:family="table-row">
      <style:table-row-properties style:min-row-height="0.381cm" fo:keep-together="always"/>
    </style:style>
    <style:style style:name="Tabelle2.6" style:family="table-row">
      <style:table-row-properties style:min-row-height="0.228cm" fo:keep-together="always"/>
    </style:style>
    <style:style style:name="Tabelle2.A6" style:family="table-cell">
      <style:table-cell-properties fo:padding-left="0.141cm" fo:padding-right="0.141cm" fo:padding-top="0cm" fo:padding-bottom="0cm" fo:border-left="0.75pt solid #000000" fo:border-right="none" fo:border-top="none" fo:border-bottom="0.75pt solid #000000"/>
    </style:style>
    <style:style style:name="P1" style:family="paragraph" style:parent-style-name="SmalltalkCode">
      <style:text-properties officeooo:paragraph-rsid="0079b415"/>
    </style:style>
    <style:style style:name="P2" style:family="paragraph" style:parent-style-name="SmalltalkLiteral">
      <style:text-properties style:font-name="Courier New1" fo:font-size="3pt" fo:language="de" fo:country="CH" officeooo:rsid="0078bd29" officeooo:paragraph-rsid="0078bd29" style:font-weight-asian="normal" style:font-weight-complex="normal"/>
    </style:style>
    <style:style style:name="P3" style:family="paragraph" style:parent-style-name="Standard">
      <style:text-properties officeooo:paragraph-rsid="0079b415"/>
    </style:style>
    <style:style style:name="T1" style:family="text">
      <style:text-properties fo:language="de" fo:country="CH"/>
    </style:style>
    <style:style style:name="T2" style:family="text">
      <style:text-properties fo:language="en" fo:country="US"/>
    </style:style>
    <style:style style:name="T3" style:family="text">
      <style:text-properties officeooo:rsid="00716352"/>
    </style:style>
    <style:style style:name="T4" style:family="text">
      <style:text-properties officeooo:rsid="0076f72e"/>
    </style:style>
    <style:style style:name="T5" style:family="text">
      <style:text-properties officeooo:rsid="007b4b5b"/>
    </style:style>
    <style:style style:name="T6" style:family="text">
      <style:text-properties officeooo:rsid="00827dde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vertical-rel="paragraph" style:horizontal-pos="from-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 text:name="__DdeLink__4156_2213879994"/><text:bookmark text:name="__DdeLink__4491_1047290326"/><text:bookmark text:name="__DdeLink__4493_1047290326"/><text:bookmark text:name="__DdeLink__1429_1319104196"/><text:span text:style-name="SmalltalkValue"/></text:p>
          </table:table-cell>
          <table:table-cell table:style-name="Tabelle1.B1" office:value-type="string">
            <text:p text:style-name="Semester"><text:span text:style-name="SmalltalkLiteral">me report drawSchoolLogo</text:span></text:p>
          </table:table-cell>
        </table:table-row>
      </table:table>
      <text:h text:style-name="Heading_20_1" text:outline-level="1"><text:span text:style-name="T1">Stellvertretung in</text:span><text:bookmark-start text:name="__DdeLink__309_2756648605"/> <text:bookmark-start text:name="__DdeLink__9689_1047290326"/><text:bookmark-end text:name="__DdeLink__309_2756648605"/><text:span text:style-name="SmalltalkValue">me@#</text:span><text:bookmark-end text:name="__DdeLink__9689_1047290326"/><text:span text:style-name="SmalltalkValue"><text:span text:style-name="T1">subjectsLabel</text:span></text:span><text:bookmark-start text:name="__DdeLink__246453_740793456"/><text:bookmark text:name="__DdeLink__16818_1029396122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Table_20_Heading">Lehrer/-in</text:p>
          </table:table-cell>
          <table:table-cell table:style-name="Tabelle2.A1" office:value-type="string">
            <text:p text:style-name="Table_20_Heading">Fach</text:p>
          </table:table-cell>
          <table:table-cell table:style-name="Tabelle2.A1" office:value-type="string">
            <text:p text:style-name="Table_20_Heading">Klassen</text:p>
          </table:table-cell>
          <table:table-cell table:style-name="Tabelle2.A1" office:value-type="string">
            <text:p text:style-name="Table_20_Heading">Vertreter/-in</text:p>
          </table:table-cell>
          <table:table-cell table:style-name="Tabelle2.E1" office:value-type="string">
            <text:p text:style-name="Table_20_Heading">Dauer</text:p>
          </table:table-cell>
        </table:table-row>
        <table:table-row table:style-name="Tabelle2.2"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E2" office:value-type="string">
            <text:p text:style-name="Standard"/>
          </table:table-cell>
        </table:table-row>
        <table:table-row table:style-name="Tabelle2.3">
          <table:table-cell table:style-name="Tabelle2.A3" table:number-columns-spanned="5" office:value-type="string">
            <text:p text:style-name="SmalltalkCode">me<text:span text:style-name="T3">@</text:span>#substitutions <text:span text:style-name="T3">withIndexDo</text:span>: [:e<text:span text:style-name="T3"> :i</text:span> |</text:p>
          </table:table-cell>
          <table:covered-table-cell/>
          <table:covered-table-cell/>
          <table:covered-table-cell/>
          <table:covered-table-cell/>
        </table:table-row>
        <table:table-row table:style-name="Tabelle2.4">
          <table:table-cell table:style-name="Tabelle2.A2" office:value-type="string">
            <text:p text:style-name="SmalltalkCode"><text:bookmark-start text:name="__DdeLink__5900_2213879994"/>i=(me@#pos) ifTrue:<text:span text:style-name="T4"> [</text:span></text:p>
            <text:p text:style-name="Standard"><text:bookmark-start text:name="__DdeLink__4454_2213879994"/><text:bookmark-end text:name="__DdeLink__5900_2213879994"/><text:span text:style-name="SmalltalkValue">me@#teacher</text:span><text:bookmark-end text:name="__DdeLink__4454_2213879994"/></text:p>
            <text:p text:style-name="SmalltalkCode"><text:bookmark-start text:name="__DdeLink__5902_2213879994"/>]<text:bookmark-end text:name="__DdeLink__5902_2213879994"/></text:p>
          </table:table-cell>
          <table:table-cell table:style-name="Tabelle2.A2" office:value-type="string">
            <text:p text:style-name="Standard"><text:bookmark-start text:name="__DdeLink__4452_2213879994"/><text:span text:style-name="SmalltalkValue">e@#subjects</text:span><text:bookmark-end text:name="__DdeLink__4452_2213879994"/></text:p>
          </table:table-cell>
          <table:table-cell table:style-name="Tabelle2.A2" office:value-type="string">
            <text:p text:style-name="Standard"><text:span text:style-name="SmalltalkValue"><text:span text:style-name="T2">e@#classes</text:span></text:span></text:p>
          </table:table-cell>
          <table:table-cell table:style-name="Tabelle2.A2" office:value-type="string">
            <text:p text:style-name="Standard"><text:span text:style-name="SmalltalkValue">e@#</text:span><text:span text:style-name="SmalltalkValue"><text:span text:style-name="T1">teacher</text:span></text:span></text:p>
          </table:table-cell>
          <table:table-cell table:style-name="Tabelle2.E2" office:value-type="string">
            <text:p text:style-name="P1">i=(me@#pos) ifTrue:<text:span text:style-name="T4"> [</text:span></text:p>
            <text:p text:style-name="P3"><text:span text:style-name="SmalltalkValue">me@#timespan</text:span></text:p>
            <text:p text:style-name="P1">]</text:p>
          </table:table-cell>
        </table:table-row>
        <table:table-row table:style-name="Tabelle2.5">
          <table:table-cell table:style-name="Tabelle2.A3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2.6"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3" office:value-type="string">
            <text:p text:style-name="Standard"/>
          </table:table-cell>
        </table:table-row>
      </table:table>
      <text:p text:style-name="Standard"/>
      <text:p text:style-name="SmalltalkCode">me@#<text:bookmark-start text:name="__DdeLink__4458_2213879994"/>isKlassenlehrer<text:bookmark-end text:name="__DdeLink__4458_2213879994"/> ifTrue: [</text:p>
      <text:p text:style-name="Standard">Vertretung als Klassenlehr<text:span text:style-name="T5">person</text:span> <text:span text:style-name="SmalltalkValue">me@#</text:span><text:bookmark-start text:name="__DdeLink__4456_2213879994"/><text:span text:style-name="SmalltalkValue">klassenlehrerKlasse</text:span><text:bookmark-end text:name="__DdeLink__4456_2213879994"/>: <text:span text:style-name="SmalltalkValue">me@#klassenlehrer</text:span></text:p>
      <text:p text:style-name="SmalltalkCode">]</text:p>
      <text:p text:style-name="Standard"/>
      <text:p text:style-name="Standard">Anschlag Schüler</text:p>
      <text:p text:style-name="Standard">Anschlag LZ</text:p>
      <text:p text:style-name="Signature"><draw:frame draw:style-name="fr1" draw:name="Rahmen5" text:anchor-type="paragraph" svg:x="8.999cm" svg:y="0.3cm" svg:width="8.999cm" svg:height="2.499cm" draw:z-index="0"><draw:text-box><text:p text:style-name="P2"><text:bookmark-start text:name="__DdeLink__17253_1029396122"/><text:bookmark-start text:name="__DdeLink__16824_1029396122"/>m<text:bookmark-end text:name="__DdeLink__17253_1029396122"/><text:bookmark-end text:name="__DdeLink__16824_1029396122"/>e report drawSignatureImage</text:p></draw:text-box></draw:frame></text:p>
      <text:p text:style-name="Signature"><text:bookmark-start text:name="__DdeLink__6056_1230806975"/><text:bookmark-start text:name="__DdeLink__17255_1029396122"/><text:bookmark-start text:name="__DdeLink__60547_740793456"/><text:bookmark-start text:name="__DdeLink__1530_1556004258"/><text:span text:style-name="SmalltalkValue">me@#signatureName</text:span><text:bookmark-end text:name="__DdeLink__6056_1230806975"/><text:bookmark-end text:name="__DdeLink__17255_1029396122"/><text:bookmark-end text:name="__DdeLink__60547_740793456"/><text:bookmark-end text:name="__DdeLink__1530_1556004258"/><text:span text:style-name="SmalltalkValue"><text:span text:style-name="T6">NoTitle</text:span></text:span><text:span text:style-name="T6">, </text:span><text:span text:style-name="SmalltalkValue"><text:span text:style-name="T6">me@#signatureRole</text:span></text:span></text:p>
      <text:p text:style-name="Text_20_body"><text:bookmark text:name="__DdeLink__12059_1047290326"/><text:bookmark-end text:name="__DdeLink__246453_740793456"/><text:span text:style-name="SmalltalkValue">me@#reportDat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/>
    <style:font-face style:name="StarSymbol" svg:font-family="StarSymbol"/>
    <style:font-face style:name="Courier New1" svg:font-family="'Courier New'" style:font-adornments="Standard" style:font-family-generic="modern" style:font-pitch="fixed"/>
    <style:font-face style:name="Courier New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Standard" style:font-family-generic="swiss" style:font-pitch="variable" fo:font-size="11pt" fo:language="de" fo:country="CH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loext:contextual-spacing="false" fo:text-align="start" style:justify-single-word="false"/>
      <style:text-properties fo:font-size="12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style:shadow="none" text:number-lines="false" text:line-number="0">
        <style:tab-stops/>
      </style:paragraph-properties>
      <style:text-properties fo:font-size="10.5pt" fo:letter-spacing="0.011cm"/>
    </style:style>
    <style:style style:name="Table_20_Heading" style:display-name="Table Heading" style:family="paragraph" style:parent-style-name="Table_20_Contents" style:class="extra">
      <style:paragraph-properties fo:margin-top="0.101cm" fo:margin-bottom="0cm" loext:contextual-spacing="false" fo:text-align="start" style:justify-single-word="false" text:number-lines="false" text:line-number="0"/>
      <style:text-properties fo:font-weight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ommentar" style:family="paragraph" style:parent-style-name="Standard">
      <style:paragraph-properties fo:margin-top="0.499cm" fo:margin-bottom="0cm" loext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1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>
        <style:tab-stops/>
      </style:paragraph-properties>
      <style:text-properties style:font-name="Courier New1" fo:font-family="'Courier New'" style:font-style-name="Standard" style:font-family-generic="modern" style:font-pitch="fixed" fo:font-size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loext:contextual-spacing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>
      <style:paragraph-properties fo:margin-left="8.25cm" fo:margin-right="0cm" fo:margin-top="0cm" fo:margin-bottom="0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echtsbelehrung" style:family="paragraph" style:parent-style-name="Text_20_body" style:master-page-name="">
      <style:paragraph-properties style:page-number="auto"/>
      <style:text-properties fo:font-size="9pt"/>
    </style:style>
    <style:style style:name="NamenLabel" style:family="paragraph" style:parent-style-name="Text_20_body" style:master-page-name="">
      <style:paragraph-properties fo:text-align="center" style:justify-single-word="false" style:page-number="auto"/>
      <style:text-properties fo:font-weight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Seitenumbruch" style:family="paragraph" style:parent-style-name="Standard" style:master-page-name="">
      <style:paragraph-properties style:page-number="auto" fo:break-before="page"/>
    </style:style>
    <style:style style:name="Warnung" style:family="paragraph" style:parent-style-name="Standard" style:master-page-name="">
      <loext:graphic-properties draw:fill="solid" draw:fill-color="#ff0000" draw:opacity="100%"/>
      <style:paragraph-properties style:page-number="auto" fo:background-color="#ff00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chuelerListe" style:family="paragraph" style:parent-style-name="Standard" style:master-page-name="">
      <style:paragraph-properties fo:margin-left="0cm" fo:margin-right="0cm" fo:orphans="2" fo:widows="2" fo:text-indent="0cm" style:auto-text-indent="false" style:page-number="auto">
        <style:tab-stops>
          <style:tab-stop style:position="7.001cm"/>
          <style:tab-stop style:position="8.999cm"/>
        </style:tab-stops>
      </style:paragraph-properties>
      <style:text-properties fo:font-size="11pt"/>
    </style:style>
    <style:style style:name="Legende" style:family="paragraph" style:parent-style-name="Standard">
      <style:paragraph-properties>
        <style:tab-stops/>
      </style:paragraph-properties>
      <style:text-properties fo:font-size="9pt"/>
    </style:style>
    <style:style style:name="Semester" style:family="paragraph" style:parent-style-name="Table_20_Contents" style:master-page-name="">
      <style:paragraph-properties fo:text-align="end" style:justify-single-word="false" style:page-number="auto"/>
      <style:text-properties style:font-weight-asian="normal" style:font-weight-complex="normal"/>
    </style:style>
    <style:style style:name="Klassentitel" style:family="paragraph" style:parent-style-name="Standard" style:master-page-name="">
      <style:paragraph-properties fo:margin-top="0.499cm" fo:margin-bottom="0.101cm" loext:contextual-spacing="false" style:page-number="auto" fo:keep-with-next="always">
        <style:tab-stops/>
      </style:paragraph-properties>
      <style:text-properties fo:font-size="12pt" fo:font-weight="bold"/>
    </style:style>
    <style:style style:name="Tabellenzahl" style:family="paragraph" style:parent-style-name="Table_20_Contents" style:master-page-name="">
      <style:paragraph-properties fo:text-align="end" style:justify-single-word="false" style:page-number="auto"/>
    </style:style>
    <style:style style:name="Tabellenkopfzahl" style:family="paragraph" style:parent-style-name="Table_20_Heading">
      <style:paragraph-properties fo:text-align="end" style:justify-single-word="false"/>
    </style:style>
    <style:style style:name="Tabellentotal" style:family="paragraph" style:parent-style-name="Tabellenzahl">
      <style:text-properties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ignature" style:family="paragraph" style:parent-style-name="Standard" style:class="text">
      <style:paragraph-properties fo:margin-left="8.999cm" fo:margin-right="0cm" fo:text-indent="0cm" style:auto-text-indent="false"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Courier New" fo:font-family="'Courier New'" style:font-style-name="Standard" style:font-family-generic="modern" style:font-pitch="variable" fo:font-size="6pt"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meta:initial-creator>david</meta:initial-creator>
    <meta:creation-date>2007-06-15T00:05:44</meta:creation-date>
    <dc:date>2021-02-11T14:34:09.752318528</dc:date>
    <meta:printed-by>--</meta:printed-by>
    <meta:print-date>2009-03-06T08:32:32</meta:print-date>
    <dc:language>en-AU</dc:language>
    <meta:editing-cycles>328</meta:editing-cycles>
    <meta:editing-duration>P14DT21H10M15S</meta:editing-duration>
    <dc:creator>Andreas Brodbeck</dc:creator>
    <meta:document-statistic meta:table-count="2" meta:image-count="0" meta:object-count="0" meta:page-count="1" meta:paragraph-count="26" meta:word-count="49" meta:character-count="454" meta:non-whitespace-character-count="431"/>
    <meta:user-defined meta:name="Info 1"/>
    <meta:user-defined meta:name="Info 2"/>
    <meta:user-defined meta:name="Info 3"/>
    <meta:user-defined meta:name="Info 4"/>
  </office:meta>
</office:document-meta>
</file>